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9" table:default-cell-style-name="Default"/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057548" calcext:value-type="float">
            <text:p>0,0005754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108062" calcext:value-type="float">
            <text:p>0,00108062</text:p>
          </table:table-cell>
          <table:table-cell table:number-columns-repeated="5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00130396" calcext:value-type="float">
            <text:p>0,00130396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00227099" calcext:value-type="float">
            <text:p>0,00227099</text:p>
          </table:table-cell>
          <table:table-cell table:number-columns-repeated="2"/>
          <table:table-cell office:value-type="string" calcext:value-type="string">
            <text:p>Correlaciones</text:p>
          </table:table-cell>
          <table:table-cell office:value-type="string" calcext:value-type="string">
            <text:p>Columna 1</text:p>
          </table:table-cell>
          <table:table-cell office:value-type="string" calcext:value-type="string">
            <text:p>Columna 2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00200936" calcext:value-type="float">
            <text:p>0,00200936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00329093" calcext:value-type="float">
            <text:p>0,00329093</text:p>
          </table:table-cell>
          <table:table-cell table:number-columns-repeated="2"/>
          <table:table-cell office:value-type="string" calcext:value-type="string">
            <text:p>Columna 1</text:p>
          </table:table-cell>
          <table:table-cell table:formula="of:=CORREL([$Hoja1.$A$1:.$A$26]; [$Hoja1.$A$1:.$A$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0.00265309" calcext:value-type="float">
            <text:p>0,002653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0437678" calcext:value-type="float">
            <text:p>0,00437678</text:p>
          </table:table-cell>
          <table:table-cell table:number-columns-repeated="2"/>
          <table:table-cell office:value-type="string" calcext:value-type="string">
            <text:p>Columna 2</text:p>
          </table:table-cell>
          <table:table-cell table:formula="of:=CORREL([$Hoja1.$A$1:.$A$26]; [$Hoja1.$B$1:.$B$26])" office:value-type="float" office:value="0.99377711709584" calcext:value-type="float">
            <text:p>0,9937771171</text:p>
          </table:table-cell>
          <table:table-cell table:formula="of:=CORREL([$Hoja1.$B$1:.$B$26]; [$Hoja1.$B$1:.$B$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.00345555" calcext:value-type="float">
            <text:p>0,003455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00583811" calcext:value-type="float">
            <text:p>0,00583811</text:p>
          </table:table-cell>
          <table:table-cell table:number-columns-repeated="5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0.00409567" calcext:value-type="float">
            <text:p>0,00409567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00673738" calcext:value-type="float">
            <text:p>0,00673738</text:p>
          </table:table-cell>
          <table:table-cell table:number-columns-repeated="2"/>
          <table:table-cell office:value-type="string" calcext:value-type="string">
            <text:p>Correlaciones</text:p>
          </table:table-cell>
          <table:table-cell office:value-type="string" calcext:value-type="string">
            <text:p>Columna 1</text:p>
          </table:table-cell>
          <table:table-cell office:value-type="string" calcext:value-type="string">
            <text:p>Columna 2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0.00464896" calcext:value-type="float">
            <text:p>0,00464896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00792554" calcext:value-type="float">
            <text:p>0,00792554</text:p>
          </table:table-cell>
          <table:table-cell table:number-columns-repeated="2"/>
          <table:table-cell office:value-type="string" calcext:value-type="string">
            <text:p>Columna 1</text:p>
          </table:table-cell>
          <table:table-cell table:formula="of:=CORREL([$Hoja1.$C$1:.$C$26]; [$Hoja1.$C$1:.$C$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0.0052876" calcext:value-type="float">
            <text:p>0,0052876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00897848" calcext:value-type="float">
            <text:p>0,00897848</text:p>
          </table:table-cell>
          <table:table-cell table:number-columns-repeated="2"/>
          <table:table-cell office:value-type="string" calcext:value-type="string">
            <text:p>Columna 2</text:p>
          </table:table-cell>
          <table:table-cell table:formula="of:=CORREL([$Hoja1.$C$1:.$C$26]; [$Hoja1.$D$1:.$D$26])" office:value-type="float" office:value="0.996565311582907" calcext:value-type="float">
            <text:p>0,9965653116</text:p>
          </table:table-cell>
          <table:table-cell table:formula="of:=CORREL([$Hoja1.$D$1:.$D$26]; [$Hoja1.$D$1:.$D$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0.0103381" calcext:value-type="float">
            <text:p>0,0103381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0144504" calcext:value-type="float">
            <text:p>0,0144504</text:p>
          </table:table-cell>
          <table:table-cell table:number-columns-repeated="5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0116623" calcext:value-type="float">
            <text:p>0,01166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16394" calcext:value-type="float">
            <text:p>0,016394</text:p>
          </table:table-cell>
          <table:table-cell table:number-columns-repeated="5"/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0.0128614" calcext:value-type="float">
            <text:p>0,0128614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0.0177504" calcext:value-type="float">
            <text:p>0,0177504</text:p>
          </table:table-cell>
          <table:table-cell table:number-columns-repeated="5"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0.0147915" calcext:value-type="float">
            <text:p>0,01479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.0199869" calcext:value-type="float">
            <text:p>0,0199869</text:p>
          </table:table-cell>
          <table:table-cell table:number-columns-repeated="5"/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0.014961" calcext:value-type="float">
            <text:p>0,014961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0.0210103" calcext:value-type="float">
            <text:p>0,0210103</text:p>
          </table:table-cell>
          <table:table-cell table:number-columns-repeated="5"/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0.0162433" calcext:value-type="float">
            <text:p>0,0162433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0.0225911" calcext:value-type="float">
            <text:p>0,0225911</text:p>
          </table:table-cell>
          <table:table-cell table:number-columns-repeated="5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0.0173869" calcext:value-type="float">
            <text:p>0,0173869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0.0238454" calcext:value-type="float">
            <text:p>0,0238454</text:p>
          </table:table-cell>
          <table:table-cell table:number-columns-repeated="5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0.0184078" calcext:value-type="float">
            <text:p>0,0184078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0.0250778" calcext:value-type="float">
            <text:p>0,0250778</text:p>
          </table:table-cell>
          <table:table-cell table:number-columns-repeated="5"/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0.0200822" calcext:value-type="float">
            <text:p>0,0200822</text:p>
          </table:table-cell>
          <table:table-cell office:value-type="float" office:value="17000000" calcext:value-type="float">
            <text:p>17000000</text:p>
          </table:table-cell>
          <table:table-cell office:value-type="float" office:value="0.0282202" calcext:value-type="float">
            <text:p>0,0282202</text:p>
          </table:table-cell>
          <table:table-cell table:number-columns-repeated="5"/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0.0216763" calcext:value-type="float">
            <text:p>0,0216763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0.0295068" calcext:value-type="float">
            <text:p>0,0295068</text:p>
          </table:table-cell>
          <table:table-cell table:number-columns-repeated="5"/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0.021972" calcext:value-type="float">
            <text:p>0,021972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0.0301068" calcext:value-type="float">
            <text:p>0,0301068</text:p>
          </table:table-cell>
          <table:table-cell table:number-columns-repeated="5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0.0233563" calcext:value-type="float">
            <text:p>0,0233563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0.0321234" calcext:value-type="float">
            <text:p>0,0321234</text:p>
          </table:table-cell>
          <table:table-cell table:number-columns-repeated="5"/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0.0248113" calcext:value-type="float">
            <text:p>0,0248113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0.0333933" calcext:value-type="float">
            <text:p>0,0333933</text:p>
          </table:table-cell>
          <table:table-cell table:number-columns-repeated="5"/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0.0255466" calcext:value-type="float">
            <text:p>0,0255466</text:p>
          </table:table-cell>
          <table:table-cell office:value-type="float" office:value="22000000" calcext:value-type="float">
            <text:p>22000000</text:p>
          </table:table-cell>
          <table:table-cell office:value-type="float" office:value="0.0350716" calcext:value-type="float">
            <text:p>0,0350716</text:p>
          </table:table-cell>
          <table:table-cell table:number-columns-repeated="5"/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0.0264495" calcext:value-type="float">
            <text:p>0,0264495</text:p>
          </table:table-cell>
          <table:table-cell office:value-type="float" office:value="23000000" calcext:value-type="float">
            <text:p>23000000</text:p>
          </table:table-cell>
          <table:table-cell office:value-type="float" office:value="0.0365949" calcext:value-type="float">
            <text:p>0,0365949</text:p>
          </table:table-cell>
          <table:table-cell table:number-columns-repeated="5"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0.0284914" calcext:value-type="float">
            <text:p>0,02849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0.039327" calcext:value-type="float">
            <text:p>0,039327</text:p>
          </table:table-cell>
          <table:table-cell table:number-columns-repeated="5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0.0284393" calcext:value-type="float">
            <text:p>0,0284393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0.0393759" calcext:value-type="float">
            <text:p>0,0393759</text:p>
          </table:table-cell>
          <table:table-cell table:number-columns-repeated="5"/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0.0297109" calcext:value-type="float">
            <text:p>0,0297109</text:p>
          </table:table-cell>
          <table:table-cell office:value-type="float" office:value="26000000" calcext:value-type="float">
            <text:p>26000000</text:p>
          </table:table-cell>
          <table:table-cell office:value-type="float" office:value="0.0420735" calcext:value-type="float">
            <text:p>0,042073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00:03:31.280840128</meta:creation-date>
    <dc:date>2017-04-05T00:44:54.252346388</dc:date>
    <meta:editing-duration>PT5M2S</meta:editing-duration>
    <meta:editing-cycles>1</meta:editing-cycles>
    <meta:document-statistic meta:table-count="1" meta:cell-count="120" meta:object-count="0"/>
    <meta:generator>LibreOffice/5.1.6.2$Linux_X86_64 LibreOffice_project/10m0$Build-2</meta:generator>
  </office:meta>
</office:document-meta>
</file>